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33ff"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color="#3333ff"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color="#3333ff" fo:font-style="normal" style:text-underline-style="solid" style:text-underline-width="auto" style:text-underline-color="font-color" fo:font-weight="bold" officeooo:rsid="001f8bcf" officeooo:paragraph-rsid="0024c120" style:font-style-asian="normal" style:font-weight-asian="bold" style:font-style-complex="normal" style:font-weight-complex="bold"/>
    </style:style>
    <style:style style:name="P4" style:family="paragraph" style:parent-style-name="Standard">
      <style:text-properties fo:color="#3333ff" fo:font-style="normal" style:text-underline-style="solid" style:text-underline-width="auto" style:text-underline-color="font-color" fo:font-weight="bold" officeooo:paragraph-rsid="0024c120" style:font-style-asian="normal" style:font-weight-asian="bold" style:font-style-complex="normal" style:font-weight-complex="bold"/>
    </style:style>
    <style:style style:name="P5" style:family="paragraph" style:parent-style-name="Standard">
      <style:text-properties fo:color="#3333ff" fo:font-style="normal" style:text-underline-style="solid" style:text-underline-width="auto" style:text-underline-color="font-color" fo:font-weight="bold" officeooo:paragraph-rsid="002051dd" style:font-style-asian="normal" style:font-weight-asian="bold" style:font-style-complex="normal" style:font-weight-complex="bold"/>
    </style:style>
    <style:style style:name="P6" style:family="paragraph" style:parent-style-name="Standard">
      <style:text-properties fo:color="#3333ff" fo:font-style="normal" style:text-underline-style="solid" style:text-underline-width="auto" style:text-underline-color="font-color" fo:font-weight="bold" officeooo:paragraph-rsid="0038a8e2" style:font-style-asian="normal" style:font-weight-asian="bold" style:font-style-complex="normal" style:font-weight-complex="bold"/>
    </style:style>
    <style:style style:name="P7" style:family="paragraph" style:parent-style-name="Standard">
      <style:text-properties fo:color="#3333ff" fo:font-style="normal" style:text-underline-style="solid" style:text-underline-width="auto" style:text-underline-color="font-color" fo:font-weight="bold" officeooo:paragraph-rsid="00420ec2" style:font-style-asian="normal" style:font-weight-asian="bold" style:font-style-complex="normal" style:font-weight-complex="bold"/>
    </style:style>
    <style:style style:name="P8" style:family="paragraph" style:parent-style-name="Standard">
      <style:text-properties fo:color="#3333ff" fo:font-style="normal" style:text-underline-style="solid" style:text-underline-width="auto" style:text-underline-color="font-color" fo:font-weight="bold" officeooo:paragraph-rsid="004387b0" style:font-style-asian="normal" style:font-weight-asian="bold" style:font-style-complex="normal" style:font-weight-complex="bold"/>
    </style:style>
    <style:style style:name="P9" style:family="paragraph" style:parent-style-name="Standard">
      <style:text-properties fo:color="#3333ff" fo:font-style="normal" style:text-underline-style="solid" style:text-underline-width="auto" style:text-underline-color="font-color" fo:font-weight="normal" officeooo:rsid="003b5b09" officeooo:paragraph-rsid="004387b0" style:font-style-asian="normal" style:font-weight-asian="normal" style:font-style-complex="normal" style:font-weight-complex="normal"/>
    </style:style>
    <style:style style:name="P10" style:family="paragraph" style:parent-style-name="Standard">
      <style:text-properties fo:color="#3333ff" fo:font-style="normal" style:text-underline-style="solid" style:text-underline-width="auto" style:text-underline-color="font-color" fo:font-weight="normal" officeooo:rsid="003b5b09" officeooo:paragraph-rsid="00438cd4" style:font-style-asian="normal" style:font-weight-asian="normal" style:font-style-complex="normal" style:font-weight-complex="normal"/>
    </style:style>
    <style:style style:name="P11" style:family="paragraph" style:parent-style-name="Standard">
      <style:paragraph-properties fo:text-align="end" style:justify-single-word="false"/>
      <style:text-properties fo:color="#3333ff" fo:font-style="italic" style:text-underline-style="solid" style:text-underline-width="auto" style:text-underline-color="font-color" fo:font-weight="normal" officeooo:paragraph-rsid="004387b0" style:font-style-asian="italic" style:font-weight-asian="normal" style:font-style-complex="italic" style:font-weight-complex="normal"/>
    </style:style>
    <style:style style:name="P12" style:family="paragraph" style:parent-style-name="Standard">
      <style:paragraph-properties fo:text-align="end" style:justify-single-word="false"/>
      <style:text-properties fo:color="#3333ff" fo:font-style="italic" style:text-underline-style="solid" style:text-underline-width="auto" style:text-underline-color="font-color" fo:font-weight="normal" officeooo:paragraph-rsid="00438cd4" style:font-style-asian="italic" style:font-weight-asian="normal" style:font-style-complex="italic" style:font-weight-complex="normal"/>
    </style:style>
    <style:style style:name="P13" style:family="paragraph" style:parent-style-name="Standard">
      <style:paragraph-properties fo:text-align="end" style:justify-single-word="false"/>
      <style:text-properties fo:color="#3333ff" fo:font-style="italic" style:text-underline-style="solid" style:text-underline-width="auto" style:text-underline-color="font-color" fo:font-weight="normal" officeooo:paragraph-rsid="0047e83b" style:font-style-asian="italic" style:font-weight-asian="normal" style:font-style-complex="italic" style:font-weight-complex="normal"/>
    </style:style>
    <style:style style:name="P14" style:family="paragraph" style:parent-style-name="Standard">
      <style:text-properties fo:color="#3333ff" fo:font-style="italic" style:text-underline-style="solid" style:text-underline-width="auto" style:text-underline-color="font-color" fo:font-weight="normal" officeooo:paragraph-rsid="00440b41" style:font-style-asian="italic" style:font-weight-asian="normal" style:font-style-complex="italic"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color="#0000ff"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text-properties fo:color="#0000ff" fo:font-style="normal" style:text-underline-style="solid" style:text-underline-width="auto" style:text-underline-color="font-color" fo:font-weight="bold" officeooo:paragraph-rsid="004387b0" style:font-style-asian="normal" style:font-weight-asian="bold" style:font-style-complex="normal" style:font-weight-complex="bold"/>
    </style:style>
    <style:style style:name="P18" style:family="paragraph" style:parent-style-name="Standard">
      <style:text-properties fo:color="#0000ff" fo:font-style="normal" style:text-underline-style="solid" style:text-underline-width="auto" style:text-underline-color="font-color" fo:font-weight="bold" officeooo:paragraph-rsid="0043aaa2" style:font-style-asian="normal" style:font-weight-asian="bold" style:font-style-complex="normal" style:font-weight-complex="bold"/>
    </style:style>
    <style:style style:name="P19" style:family="paragraph" style:parent-style-name="Standard">
      <style:text-properties style:use-window-font-color="true" fo:font-style="italic" style:text-underline-style="none" fo:font-weight="normal" style:font-style-asian="italic" style:font-weight-asian="normal" style:font-style-complex="italic" style:font-weight-complex="normal"/>
    </style:style>
    <style:style style:name="P20" style:family="paragraph" style:parent-style-name="Standard">
      <style:text-properties style:use-window-font-color="true" fo:font-style="italic" style:text-underline-style="none" fo:font-weight="normal" officeooo:paragraph-rsid="0038a8e2" style:font-style-asian="italic" style:font-weight-asian="normal" style:font-style-complex="italic" style:font-weight-complex="normal"/>
    </style:style>
    <style:style style:name="P21" style:family="paragraph" style:parent-style-name="Standard">
      <style:text-properties style:use-window-font-color="true" fo:font-style="italic" style:text-underline-style="none" fo:font-weight="normal" officeooo:paragraph-rsid="00420ec2"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use-window-font-color="true" fo:font-style="normal" style:text-underline-style="none" fo:font-weight="bold" style:font-style-asian="normal" style:font-weight-asian="bold" style:font-style-complex="normal" style:font-weight-complex="bold"/>
    </style:style>
    <style:style style:name="P23" style:family="paragraph" style:parent-style-name="Standard">
      <style:text-properties style:use-window-font-color="true"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use-window-font-color="true" fo:font-style="normal" style:text-underline-style="none" fo:font-weight="normal" officeooo:rsid="003896d7" officeooo:paragraph-rsid="004057dd" style:font-style-asian="normal" style:font-weight-asian="normal" style:font-style-complex="normal" style:font-weight-complex="normal"/>
    </style:style>
    <style:style style:name="P25" style:family="paragraph" style:parent-style-name="Standard">
      <style:text-properties style:use-window-font-color="true" fo:font-style="normal" style:text-underline-style="none" fo:font-weight="normal" officeooo:paragraph-rsid="0038a8e2" style:font-style-asian="normal" style:font-weight-asian="normal" style:font-style-complex="normal" style:font-weight-complex="normal"/>
    </style:style>
    <style:style style:name="P26" style:family="paragraph" style:parent-style-name="Standard">
      <style:text-properties style:use-window-font-color="true" fo:font-style="normal" style:text-underline-style="none" fo:font-weight="normal" officeooo:paragraph-rsid="004387b0" style:font-style-asian="normal" style:font-weight-asian="normal" style:font-style-complex="normal" style:font-weight-complex="normal"/>
    </style:style>
    <style:style style:name="P27" style:family="paragraph" style:parent-style-name="Standard">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normal" officeooo:rsid="003b5b09" officeooo:paragraph-rsid="004057dd" style:font-style-asian="normal" style:font-style-complex="normal"/>
    </style:style>
    <style:style style:name="P32" style:family="paragraph" style:parent-style-name="Standard">
      <style:text-properties officeooo:paragraph-rsid="0038a8e2"/>
    </style:style>
    <style:style style:name="P33" style:family="paragraph" style:parent-style-name="Standard">
      <style:paragraph-properties fo:text-align="start" style:justify-single-word="false"/>
      <style:text-properties officeooo:rsid="003b5b09" officeooo:paragraph-rsid="003b5b09"/>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Standard">
      <style:paragraph-properties fo:break-before="page"/>
      <style:text-properties style:use-window-font-color="true" fo:font-style="normal" style:text-underline-style="none" fo:font-weight="normal" style:font-style-asian="normal" style:font-weight-asian="normal" style:font-style-complex="normal" style:font-weight-complex="normal"/>
    </style:style>
    <style:style style:name="P36" style:family="paragraph" style:parent-style-name="Horizontal_20_Line">
      <style:text-properties officeooo:paragraph-rsid="0024c120"/>
    </style:style>
    <style:style style:name="P37" style:family="paragraph" style:parent-style-name="Standard">
      <style:text-properties fo:font-style="italic" fo:font-weight="normal" officeooo:paragraph-rsid="0038a8e2" style:font-style-asian="italic" style:font-weight-asian="normal" style:font-style-complex="italic" style:font-weight-complex="normal"/>
    </style:style>
    <style:style style:name="P38" style:family="paragraph" style:parent-style-name="Standard">
      <style:text-properties style:use-window-font-color="true" fo:font-style="italic" style:text-underline-style="none" fo:font-weight="normal" style:font-style-asian="italic" style:font-weight-asian="normal" style:font-style-complex="italic" style:font-weight-complex="normal"/>
    </style:style>
    <style:style style:name="P39" style:family="paragraph" style:parent-style-name="Standard">
      <style:text-properties style:use-window-font-color="true" fo:font-style="italic" style:text-underline-style="none" fo:font-weight="normal" officeooo:rsid="002d8569" style:font-style-asian="italic" style:font-weight-asian="normal" style:font-style-complex="italic" style:font-weight-complex="normal"/>
    </style:style>
    <style:style style:name="P40" style:family="paragraph" style:parent-style-name="Standard">
      <style:text-properties style:use-window-font-color="true" fo:font-style="italic" style:text-underline-style="none" fo:font-weight="normal" officeooo:rsid="0038a8e2" style:font-style-asian="italic" style:font-weight-asian="normal" style:font-style-complex="italic" style:font-weight-complex="normal"/>
    </style:style>
    <style:style style:name="P41" style:family="paragraph" style:parent-style-name="Standard">
      <style:text-properties style:use-window-font-color="true" fo:font-style="italic" style:text-underline-style="none" fo:font-weight="normal" officeooo:paragraph-rsid="0038a8e2" style:font-style-asian="italic" style:font-weight-asian="normal" style:font-style-complex="italic" style:font-weight-complex="normal"/>
    </style:style>
    <style:style style:name="P42" style:family="paragraph" style:parent-style-name="Standard">
      <style:paragraph-properties fo:text-align="end" style:justify-single-word="false"/>
      <style:text-properties style:use-window-font-color="true" fo:font-style="italic" style:text-underline-style="none" fo:font-weight="normal" officeooo:rsid="00420ec2" officeooo:paragraph-rsid="00438cd4" style:font-style-asian="italic" style:font-weight-asian="normal" style:font-style-complex="italic" style:font-weight-complex="normal"/>
    </style:style>
    <style:style style:name="P43" style:family="paragraph" style:parent-style-name="Standard">
      <style:paragraph-properties fo:text-align="end" style:justify-single-word="false"/>
      <style:text-properties style:use-window-font-color="true" fo:font-style="italic" style:text-underline-style="none" fo:font-weight="normal" officeooo:rsid="00420ec2" officeooo:paragraph-rsid="00420ec2" style:font-style-asian="italic" style:font-weight-asian="normal" style:font-style-complex="italic" style:font-weight-complex="normal"/>
    </style:style>
    <style:style style:name="P44" style:family="paragraph" style:parent-style-name="Standard">
      <style:text-properties style:use-window-font-color="true" fo:font-style="italic" style:text-underline-style="none" fo:font-weight="normal" officeooo:paragraph-rsid="004e9a1d" style:font-style-asian="italic" style:font-weight-asian="normal" style:font-style-complex="italic" style:font-weight-complex="normal"/>
    </style:style>
    <style:style style:name="P45" style:family="paragraph" style:parent-style-name="Standard">
      <style:text-properties style:use-window-font-color="true" fo:font-style="italic" style:text-underline-style="none" fo:font-weight="normal" officeooo:paragraph-rsid="00507815" style:font-style-asian="italic" style:font-weight-asian="normal" style:font-style-complex="italic" style:font-weight-complex="normal"/>
    </style:style>
    <style:style style:name="P46" style:family="paragraph" style:parent-style-name="Standard">
      <style:paragraph-properties fo:text-align="end" style:justify-single-word="false"/>
      <style:text-properties style:use-window-font-color="true" fo:font-style="normal" style:text-underline-style="none" fo:font-weight="normal" officeooo:rsid="004387b0" officeooo:paragraph-rsid="004387b0" style:font-style-asian="normal" style:font-weight-asian="normal" style:font-style-complex="normal" style:font-weight-complex="normal"/>
    </style:style>
    <style:style style:name="P47" style:family="paragraph" style:parent-style-name="Standard">
      <style:paragraph-properties fo:text-align="end" style:justify-single-word="false"/>
      <style:text-properties style:use-window-font-color="true" fo:font-style="normal" style:text-underline-style="none" fo:font-weight="normal" officeooo:rsid="00420ec2" officeooo:paragraph-rsid="00420ec2" style:font-style-asian="normal" style:font-weight-asian="normal" style:font-style-complex="normal" style:font-weight-complex="normal"/>
    </style:style>
    <style:style style:name="P48" style:family="paragraph" style:parent-style-name="Standard">
      <style:text-properties style:use-window-font-color="true" fo:font-style="normal" style:text-underline-style="none" fo:font-weight="normal" officeooo:rsid="00420ec2" officeooo:paragraph-rsid="00420ec2" style:font-style-asian="normal" style:font-weight-asian="normal" style:font-style-complex="normal" style:font-weight-complex="normal"/>
    </style:style>
    <style:style style:name="P49" style:family="paragraph" style:parent-style-name="Standard">
      <style:text-properties style:use-window-font-color="true" fo:font-style="normal" style:text-underline-style="none" fo:font-weight="normal" officeooo:rsid="00438cd4" officeooo:paragraph-rsid="00438cd4" style:font-style-asian="normal" style:font-weight-asian="normal" style:font-style-complex="normal" style:font-weight-complex="normal"/>
    </style:style>
    <style:style style:name="P50" style:family="paragraph" style:parent-style-name="Standard">
      <style:text-properties style:use-window-font-color="true" fo:font-style="normal" style:text-underline-style="none" fo:font-weight="normal" officeooo:rsid="004057dd" officeooo:paragraph-rsid="00438cd4" style:font-style-asian="normal" style:font-weight-asian="normal" style:font-style-complex="normal" style:font-weight-complex="normal"/>
    </style:style>
    <style:style style:name="P51" style:family="paragraph" style:parent-style-name="Standard">
      <style:text-properties style:use-window-font-color="true" fo:font-style="normal" style:text-underline-style="none" fo:font-weight="bold" style:font-style-asian="normal" style:font-weight-asian="bold" style:font-style-complex="normal" style:font-weight-complex="bold"/>
    </style:style>
    <style:style style:name="P52" style:family="paragraph" style:parent-style-name="Standard">
      <style:text-properties style:use-window-font-color="true" fo:font-style="normal" style:text-underline-style="none" fo:font-weight="bold" officeooo:paragraph-rsid="004387b0"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style:use-window-font-color="true" fo:font-style="normal" style:text-underline-style="none" fo:font-weight="bold" officeooo:rsid="003b5b09" officeooo:paragraph-rsid="004e9a1d" style:font-style-asian="normal" style:font-weight-asian="bold" style:font-style-complex="normal" style:font-weight-complex="bold"/>
    </style:style>
    <style:style style:name="P54" style:family="paragraph" style:parent-style-name="Standard">
      <style:text-properties fo:color="#000000" fo:font-style="italic" style:text-underline-style="none" fo:font-weight="normal" style:font-style-asian="italic" style:font-weight-asian="normal" style:font-style-complex="italic" style:font-weight-complex="normal"/>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rsid="0038a8e2" style:font-weight-asian="bold" style:font-weight-complex="bold"/>
    </style:style>
    <style:style style:name="P57" style:family="paragraph" style:parent-style-name="Standard">
      <style:text-properties fo:color="#0000ff" fo:font-style="normal" style:text-underline-style="solid" style:text-underline-width="auto" style:text-underline-color="font-color" fo:font-weight="normal" officeooo:rsid="00420ec2" officeooo:paragraph-rsid="004387b0" style:font-style-asian="normal" style:font-weight-asian="normal" style:font-style-complex="normal" style:font-weight-complex="normal"/>
    </style:style>
    <style:style style:name="P58" style:family="paragraph" style:parent-style-name="Standard">
      <style:text-properties fo:color="#3333ff" fo:font-style="normal" style:text-underline-style="solid" style:text-underline-width="auto" style:text-underline-color="font-color" fo:font-weight="bold" officeooo:paragraph-rsid="004387b0" style:font-style-asian="normal" style:font-weight-asian="bold" style:font-style-complex="normal" style:font-weight-complex="bold"/>
    </style:style>
    <style:style style:name="P59" style:family="paragraph" style:parent-style-name="Standard">
      <style:text-properties fo:color="#3333ff" fo:font-style="normal" style:text-underline-style="solid" style:text-underline-width="auto" style:text-underline-color="font-color" fo:font-weight="bold" officeooo:paragraph-rsid="004e9a1d" style:font-style-asian="normal" style:font-weight-asian="bold" style:font-style-complex="normal" style:font-weight-complex="bold"/>
    </style:style>
    <style:style style:name="P60" style:family="paragraph" style:parent-style-name="Standard">
      <style:text-properties fo:color="#3333ff" fo:font-style="normal" style:text-underline-style="solid" style:text-underline-width="auto" style:text-underline-color="font-color" fo:font-weight="bold" officeooo:paragraph-rsid="00507815" style:font-style-asian="normal" style:font-weight-asian="bold" style:font-style-complex="normal" style:font-weight-complex="bold"/>
    </style:style>
    <style:style style:name="P61" style:family="paragraph" style:parent-style-name="Standard">
      <style:text-properties fo:color="#3333ff" fo:font-style="normal" style:text-underline-style="solid" style:text-underline-width="auto" style:text-underline-color="font-color" fo:font-weight="bold" officeooo:rsid="00509553" officeooo:paragraph-rsid="00509553" style:font-style-asian="normal" style:font-weight-asian="bold" style:font-style-complex="normal" style:font-weight-complex="bold"/>
    </style:style>
    <style:style style:name="P62" style:family="paragraph" style:parent-style-name="Standard">
      <style:paragraph-properties fo:break-before="page"/>
      <style:text-properties fo:font-style="normal" fo:font-weight="normal" officeooo:rsid="0038a8e2" officeooo:paragraph-rsid="004387b0" style:font-style-asian="normal" style:font-weight-asian="normal" style:font-style-complex="normal" style:font-weight-complex="normal"/>
    </style:style>
    <style:style style:name="P63" style:family="paragraph" style:parent-style-name="Standard">
      <style:paragraph-properties fo:break-before="page"/>
      <style:text-properties fo:font-style="normal" fo:font-weight="normal" officeooo:rsid="0038a8e2" officeooo:paragraph-rsid="00438cd4" style:font-style-asian="normal" style:font-weight-asian="normal" style:font-style-complex="normal" style:font-weight-complex="normal"/>
    </style:style>
    <style:style style:name="P64" style:family="paragraph" style:parent-style-name="Standard">
      <style:paragraph-properties fo:break-before="page"/>
      <style:text-properties fo:font-style="normal" fo:font-weight="normal" officeooo:paragraph-rsid="004057dd" style:font-style-asian="normal" style:font-weight-asian="normal" style:font-style-complex="normal" style:font-weight-complex="normal"/>
    </style:style>
    <style:style style:name="P65" style:family="paragraph">
      <style:paragraph-properties fo:text-align="start"/>
      <style:text-properties style:text-line-through-style="none" style:text-line-through-type="none" style:font-name="Liberation Sans1" fo:font-size="12pt" fo:font-style="normal" style:text-underline-style="none" fo:font-weight="normal"/>
    </style:style>
    <style:style style:name="P66" style:family="paragraph">
      <loext:graphic-properties draw:fill="none" draw:fill-color="#ffffff"/>
    </style:style>
    <style:style style:name="P67" style:family="paragraph">
      <loext:graphic-properties draw:fill-color="#000000"/>
      <style:paragraph-properties fo:text-align="center"/>
    </style:style>
    <style:style style:name="P68" style:family="paragraph">
      <style:paragraph-properties fo:text-align="center"/>
    </style:style>
    <style:style style:name="P69" style:family="paragraph">
      <loext:graphic-properties draw:fill="solid" draw:fill-color="#eeeeee"/>
    </style:style>
    <style:style style:name="P70" style:family="paragraph">
      <loext:graphic-properties draw:fill="solid" draw:fill-color="#eeeeee"/>
      <style:text-properties fo:font-weight="normal" style:font-weight-asian="normal" style:font-weight-complex="normal"/>
    </style:style>
    <style:style style:name="P71" style:family="paragraph">
      <loext:graphic-properties draw:fill="solid" draw:fill-color="#eeeeee"/>
      <style:paragraph-properties fo:text-align="center"/>
      <style:text-properties fo:font-weight="normal" style:font-weight-asian="normal" style:font-weight-complex="normal"/>
    </style:style>
    <style:style style:name="T1" style:family="text">
      <style:text-properties fo:color="#3333ff" style:text-underline-style="solid" style:text-underline-width="auto" style:text-underline-color="font-color"/>
    </style:style>
    <style:style style:name="T2" style:family="text">
      <style:text-properties fo:color="#3333ff" style:text-underline-style="solid" style:text-underline-width="auto" style:text-underline-color="font-color" officeooo:rsid="004057dd"/>
    </style:style>
    <style:style style:name="T3" style:family="text">
      <style:text-properties fo:color="#3333ff" style:text-underline-style="solid" style:text-underline-width="auto" style:text-underline-color="font-color" fo:font-weight="normal" officeooo:rsid="004057dd" style:font-weight-asian="normal" style:font-weight-complex="normal"/>
    </style:style>
    <style:style style:name="T4" style:family="text">
      <style:text-properties fo:color="#3333ff" officeooo:rsid="004057dd"/>
    </style:style>
    <style:style style:name="T5" style:family="text">
      <style:text-properties style:use-window-font-color="true" style:text-underline-style="none"/>
    </style:style>
    <style:style style:name="T6" style:family="text">
      <style:text-properties style:use-window-font-color="true" style:text-underline-style="none" fo:font-weight="normal" style:font-weight-asian="normal" style:font-weight-complex="normal"/>
    </style:style>
    <style:style style:name="T7" style:family="text">
      <style:text-properties style:use-window-font-color="true" style:text-underline-style="none" fo:font-weight="normal" officeooo:rsid="001f8bcf" style:font-weight-asian="normal" style:font-weight-complex="normal"/>
    </style:style>
    <style:style style:name="T8" style:family="text">
      <style:text-properties style:use-window-font-color="true" style:text-underline-style="none" fo:font-weight="normal" officeooo:rsid="003791db" style:font-weight-asian="normal" style:font-weight-complex="normal"/>
    </style:style>
    <style:style style:name="T9" style:family="text">
      <style:text-properties style:use-window-font-color="true" style:text-underline-style="none" fo:font-weight="normal" officeooo:rsid="0038a8e2" style:font-weight-asian="normal" style:font-weight-complex="normal"/>
    </style:style>
    <style:style style:name="T10" style:family="text">
      <style:text-properties style:use-window-font-color="true" style:text-underline-style="none" fo:font-weight="normal" officeooo:rsid="004057dd" style:font-weight-asian="normal" style:font-weight-complex="normal"/>
    </style:style>
    <style:style style:name="T11" style:family="text">
      <style:text-properties style:use-window-font-color="true" style:text-underline-style="none" fo:font-weight="normal" officeooo:rsid="004387b0" style:font-weight-asian="normal" style:font-weight-complex="normal"/>
    </style:style>
    <style:style style:name="T12" style:family="text">
      <style:text-properties style:use-window-font-color="true" style:text-underline-style="none" fo:font-weight="normal" officeooo:rsid="004e9a1d" style:font-weight-asian="normal" style:font-weight-complex="normal"/>
    </style:style>
    <style:style style:name="T13" style:family="text">
      <style:text-properties style:use-window-font-color="true" style:text-underline-style="none" fo:font-weight="normal" officeooo:rsid="00507815" style:font-weight-asian="normal" style:font-weight-complex="normal"/>
    </style:style>
    <style:style style:name="T14" style:family="text">
      <style:text-properties style:use-window-font-color="true" style:text-underline-style="none" officeooo:rsid="001d9846"/>
    </style:style>
    <style:style style:name="T15" style:family="text">
      <style:text-properties style:use-window-font-color="true" style:text-underline-style="none" officeooo:rsid="004057dd"/>
    </style:style>
    <style:style style:name="T16" style:family="text">
      <style:text-properties style:use-window-font-color="true" style:text-underline-style="none" officeooo:rsid="00420ec2"/>
    </style:style>
    <style:style style:name="T17" style:family="text">
      <style:text-properties style:use-window-font-color="true" style:text-underline-style="none" officeooo:rsid="004387b0"/>
    </style:style>
    <style:style style:name="T18" style:family="text">
      <style:text-properties style:use-window-font-color="true" style:text-underline-style="none" officeooo:rsid="00438cd4"/>
    </style:style>
    <style:style style:name="T19" style:family="text">
      <style:text-properties style:use-window-font-color="true" style:text-underline-style="none" officeooo:rsid="00440b41"/>
    </style:style>
    <style:style style:name="T20" style:family="text">
      <style:text-properties style:use-window-font-color="true" style:text-underline-style="none" officeooo:rsid="0047e83b"/>
    </style:style>
    <style:style style:name="T21" style:family="text">
      <style:text-properties style:use-window-font-color="true" fo:font-style="italic" style:text-underline-style="none" fo:font-weight="normal" style:font-style-asian="italic" style:font-weight-asian="normal" style:font-style-complex="italic" style:font-weight-complex="normal"/>
    </style:style>
    <style:style style:name="T22" style:family="text">
      <style:text-properties style:use-window-font-color="true" fo:font-style="italic" style:text-underline-style="none" fo:font-weight="normal" officeooo:rsid="002051dd" style:font-style-asian="italic" style:font-weight-asian="normal" style:font-style-complex="italic" style:font-weight-complex="normal"/>
    </style:style>
    <style:style style:name="T23" style:family="text">
      <style:text-properties style:use-window-font-color="true" fo:font-style="italic" style:text-underline-style="none" fo:font-weight="normal" officeooo:rsid="001f8bcf" style:font-style-asian="italic" style:font-weight-asian="normal" style:font-style-complex="italic" style:font-weight-complex="normal"/>
    </style:style>
    <style:style style:name="T24" style:family="text">
      <style:text-properties style:use-window-font-color="true" fo:font-style="italic" style:text-underline-style="none" fo:font-weight="normal" officeooo:rsid="002d8569" style:font-style-asian="italic" style:font-weight-asian="normal" style:font-style-complex="italic" style:font-weight-complex="normal"/>
    </style:style>
    <style:style style:name="T25" style:family="text">
      <style:text-properties style:use-window-font-color="true" fo:font-style="italic" style:text-underline-style="none" fo:font-weight="normal" officeooo:rsid="003791db" style:font-style-asian="italic" style:font-weight-asian="normal" style:font-style-complex="italic" style:font-weight-complex="normal"/>
    </style:style>
    <style:style style:name="T26" style:family="text">
      <style:text-properties style:use-window-font-color="true" fo:font-style="italic" style:text-underline-style="none" fo:font-weight="normal" officeooo:rsid="0038a8e2" style:font-style-asian="italic" style:font-weight-asian="normal" style:font-style-complex="italic" style:font-weight-complex="normal"/>
    </style:style>
    <style:style style:name="T27" style:family="text">
      <style:text-properties style:use-window-font-color="true" fo:font-style="italic" style:text-underline-style="none" fo:font-weight="normal" officeooo:rsid="003b908e" style:font-style-asian="italic" style:font-weight-asian="normal" style:font-style-complex="italic" style:font-weight-complex="normal"/>
    </style:style>
    <style:style style:name="T28" style:family="text">
      <style:text-properties style:use-window-font-color="true" fo:font-style="italic" style:text-underline-style="none" fo:font-weight="normal" officeooo:rsid="00438cd4" style:font-style-asian="italic" style:font-weight-asian="normal" style:font-style-complex="italic" style:font-weight-complex="normal"/>
    </style:style>
    <style:style style:name="T29" style:family="text">
      <style:text-properties style:use-window-font-color="true" fo:font-style="italic" style:text-underline-style="none" fo:font-weight="normal" officeooo:rsid="0043aaa2" style:font-style-asian="italic" style:font-weight-asian="normal" style:font-style-complex="italic" style:font-weight-complex="normal"/>
    </style:style>
    <style:style style:name="T30" style:family="text">
      <style:text-properties style:use-window-font-color="true" fo:font-style="italic" style:text-underline-style="none" fo:font-weight="normal" officeooo:rsid="00440b41" style:font-style-asian="italic" style:font-weight-asian="normal" style:font-style-complex="italic" style:font-weight-complex="normal"/>
    </style:style>
    <style:style style:name="T31" style:family="text">
      <style:text-properties style:use-window-font-color="true" fo:font-style="italic" style:text-underline-style="none" fo:font-weight="normal" officeooo:rsid="00472b2f" style:font-style-asian="italic" style:font-weight-asian="normal" style:font-style-complex="italic" style:font-weight-complex="normal"/>
    </style:style>
    <style:style style:name="T32" style:family="text">
      <style:text-properties style:use-window-font-color="true" fo:font-style="normal" style:text-underline-style="none" fo:font-weight="normal" officeooo:rsid="003896d7" style:font-style-asian="normal" style:font-weight-asian="normal" style:font-style-complex="normal" style:font-weight-complex="normal"/>
    </style:style>
    <style:style style:name="T33" style:family="text">
      <style:text-properties style:use-window-font-color="true" fo:font-style="normal" style:text-underline-style="none" officeooo:rsid="00420ec2" style:font-style-asian="normal" style:font-style-complex="normal"/>
    </style:style>
    <style:style style:name="T34" style:family="text">
      <style:text-properties style:use-window-font-color="true" fo:font-style="normal" style:text-underline-style="none" officeooo:rsid="004387b0" style:font-style-asian="normal" style:font-style-complex="normal"/>
    </style:style>
    <style:style style:name="T35" style:family="text">
      <style:text-properties style:use-window-font-color="true" fo:font-style="normal" style:text-underline-style="none" officeooo:rsid="0047e83b" style:font-style-asian="normal" style:font-style-complex="normal"/>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004057dd"/>
    </style:style>
    <style:style style:name="T39" style:family="text">
      <style:text-properties style:text-underline-style="none" officeooo:rsid="00438cd4"/>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4057dd" style:font-weight-asian="normal" style:font-weight-complex="normal"/>
    </style:style>
    <style:style style:name="T43" style:family="text">
      <style:text-properties fo:font-weight="normal" officeooo:rsid="00420ec2" style:font-weight-asian="normal" style:font-weight-complex="normal"/>
    </style:style>
    <style:style style:name="T44" style:family="text">
      <style:text-properties fo:font-weight="normal" officeooo:rsid="004e9a1d" style:font-weight-asian="normal" style:font-weight-complex="normal"/>
    </style:style>
    <style:style style:name="T45" style:family="text">
      <style:text-properties fo:color="#0000ff" fo:font-weight="normal" style:font-weight-asian="normal" style:font-weight-complex="normal"/>
    </style:style>
    <style:style style:name="T46" style:family="text">
      <style:text-properties fo:color="#0000ff" fo:font-weight="normal" officeooo:rsid="002051dd" style:font-weight-asian="normal" style:font-weight-complex="normal"/>
    </style:style>
    <style:style style:name="T47" style:family="text">
      <style:text-properties fo:color="#0000ff" fo:font-weight="normal" officeooo:rsid="001f8bcf" style:font-weight-asian="normal" style:font-weight-complex="normal"/>
    </style:style>
    <style:style style:name="T48" style:family="text">
      <style:text-properties fo:color="#0000ff" fo:font-weight="normal" officeooo:rsid="00420ec2" style:font-weight-asian="normal" style:font-weight-complex="normal"/>
    </style:style>
    <style:style style:name="T49" style:family="text">
      <style:text-properties fo:color="#0000ff" fo:font-weight="normal" officeooo:rsid="004387b0" style:font-weight-asian="normal" style:font-weight-complex="normal"/>
    </style:style>
    <style:style style:name="T50" style:family="text">
      <style:text-properties fo:color="#0000ff" fo:font-style="normal" officeooo:rsid="00420ec2" style:font-style-asian="normal" style:font-style-complex="normal"/>
    </style:style>
    <style:style style:name="T51" style:family="text">
      <style:text-properties fo:color="#0000ff" fo:font-style="normal" officeooo:rsid="00440b41" style:font-style-asian="normal" style:font-style-complex="normal"/>
    </style:style>
    <style:style style:name="T52" style:family="text">
      <style:text-properties fo:color="#0000ff" fo:font-style="normal" officeooo:rsid="004057dd" style:font-style-asian="normal" style:font-style-complex="normal"/>
    </style:style>
    <style:style style:name="T53" style:family="text">
      <style:text-properties fo:color="#0000ff" fo:font-style="normal" officeooo:rsid="00509553" style:font-style-asian="normal" style:font-style-complex="normal"/>
    </style:style>
    <style:style style:name="T54" style:family="text">
      <style:text-properties fo:color="#0000ff" fo:font-style="italic" style:text-underline-style="none" fo:font-weight="normal" style:font-style-asian="italic" style:font-weight-asian="normal" style:font-style-complex="italic" style:font-weight-complex="normal"/>
    </style:style>
    <style:style style:name="T55" style:family="text">
      <style:text-properties fo:color="#0000ff" style:text-underline-style="solid" style:text-underline-width="auto" style:text-underline-color="font-color" officeooo:rsid="004057dd"/>
    </style:style>
    <style:style style:name="T56" style:family="text">
      <style:text-properties fo:color="#0000ff" officeooo:rsid="00440b41"/>
    </style:style>
    <style:style style:name="T57" style:family="text">
      <style:text-properties fo:font-weight="bold" style:font-weight-asian="bold" style:font-weight-complex="bold"/>
    </style:style>
    <style:style style:name="T58" style:family="text">
      <style:text-properties fo:font-weight="bold" officeooo:rsid="003896d7" style:font-weight-asian="bold" style:font-weight-complex="bold"/>
    </style:style>
    <style:style style:name="T59" style:family="text">
      <style:text-properties fo:font-weight="bold" officeooo:rsid="0038a8e2" style:font-weight-asian="bold" style:font-weight-complex="bold"/>
    </style:style>
    <style:style style:name="T60" style:family="text">
      <style:text-properties fo:color="#000000" fo:font-style="italic" style:text-underline-style="none" fo:font-weight="normal" style:font-style-asian="italic" style:font-weight-asian="normal" style:font-style-complex="italic" style:font-weight-complex="normal"/>
    </style:style>
    <style:style style:name="T61" style:family="text">
      <style:text-properties fo:color="#000000" fo:font-style="italic" style:text-underline-style="none" fo:font-weight="normal" officeooo:rsid="0049bf76" style:font-style-asian="italic" style:font-weight-asian="normal" style:font-style-complex="italic" style:font-weight-complex="normal"/>
    </style:style>
    <style:style style:name="T62" style:family="text">
      <style:text-properties officeooo:rsid="001d9846"/>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officeooo:rsid="0038a8e2"/>
    </style:style>
    <style:style style:name="T66" style:family="text">
      <style:text-properties officeooo:rsid="004057dd"/>
    </style:style>
    <style:style style:name="T67" style:family="text">
      <style:text-properties officeooo:rsid="004387b0"/>
    </style:style>
    <style:style style:name="T68" style:family="text">
      <style:text-properties officeooo:rsid="00438cd4"/>
    </style:style>
    <style:style style:name="T69" style:family="text">
      <style:text-properties officeooo:rsid="004e9a1d"/>
    </style:style>
    <style:style style:name="T70" style:family="text">
      <style:text-properties officeooo:rsid="003b5b09"/>
    </style:style>
    <style:style style:name="T71" style:family="text">
      <style:text-properties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72" style:family="text">
      <style:text-properties fo:font-size="12pt" fo:font-style="italic" style:text-underline-style="none" fo:font-weight="normal" style:font-style-asian="italic" style:font-weight-asian="normal" style:font-style-complex="italic" style:font-weight-complex="normal"/>
    </style:style>
    <style:style style:name="T73" style:family="text">
      <style:text-properties fo:font-size="12pt" fo:font-style="italic" style:text-underline-style="solid" style:text-underline-width="auto" style:text-underline-color="font-color" fo:font-weight="normal" style:font-style-asian="italic" style:font-weight-asian="normal" style:font-style-complex="italic" style:font-weight-complex="normal"/>
    </style:style>
    <style:style style:name="T74" style:family="text">
      <style:text-properties fo:font-size="12pt" fo:font-style="italic" style:font-style-asian="italic" style:font-style-complex="italic"/>
    </style:style>
    <style:style style:name="T75" style:family="text">
      <style:text-properties fo:font-size="12pt" fo:font-style="italic" fo:font-weight="normal" style:font-style-asian="italic" style:font-weight-asian="normal" style:font-style-complex="italic" style:font-weight-complex="normal"/>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top"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top"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431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Extrémités_20_de_20_flèche_20_1" draw:marker-end="Extrémités_20_de_20_flèche_20_1"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Extrémités_20_de_20_flèche_20_1"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color="#000000" draw:fill="solid" draw:fill-color="#eeeeee" fo:min-height="3.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color="#000000" draw:fill="solid" draw:fill-color="#eeeeee" fo:min-height="2.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color="#000000" draw:fill="solid" draw:fill-color="#eeeeee" fo:min-height="0.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000000" draw:fill="solid" draw:fill-color="#eeeeee"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12" style:family="graphic">
      <style:graphic-properties draw:stroke="solid" draw:stroke-dash="Fine_20_Dashed" svg:stroke-color="#000000" draw:fill="solid" draw:fill-color="#eeeeee" fo:min-height="0.6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Zone de texte 2"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5" form:control-implementation="ooo:com.sun.star.form.component.TextField" xml:id="control3" form:id="control3" form:current-value="Texte du titre" form:value="Texte du titr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6" form:control-implementation="ooo:com.sun.star.form.component.TextField" xml:id="control4" form:id="control4" form:current-value="Texte du post" form:value="Texte du pos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4" form:control-implementation="ooo:com.sun.star.form.component.TextField" xml:id="control5" form:id="control5" form:current-value="Texte du post" form:value="Texte du pos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5" form:control-implementation="ooo:com.sun.star.form.component.TextField" xml:id="control6" form:id="control6" form:current-value="Texte du titre" form:value="Texte du titr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3" form:control-implementation="ooo:com.sun.star.form.component.TextField" xml:id="control7" form:id="control7" form:current-value="Zone obligatoire Maximum 255 caractères" form:value="Zone obligatoire Maximum 255 caractèr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4" form:control-implementation="ooo:com.sun.star.form.component.TextField" xml:id="control8" form:id="control8" form:current-value="Zone obligatoire Maximum 1000 caractères" form:value="Zone obligatoire Maximum 1000 caractèr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7"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2"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one de texte 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Zone de texte 2" form:control-implementation="ooo:com.sun.star.form.component.TextField" xml:id="control12" form:id="control12" form:current-value="Zone obligatoire Maximum 255 caractères" form:value="Zone obligatoire Maximum 255 caractère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chéma de navigation</text:p>
      <text:p text:style-name="P15"/>
      <text:p text:style-name="P15"/>
      <text:p text:style-name="P15"/>
      <text:p text:style-name="P15"/>
      <text:p text:style-name="P15"/>
      <text:p text:style-name="P15"><draw:frame text:anchor-type="paragraph" draw:z-index="9" draw:name="Forme2" draw:style-name="gr4" draw:text-style-name="P66" svg:width="2.945cm" svg:height="4.432cm" svg:x="8.885cm" svg:y="0.483cm"><draw:text-box><text:p>login.php</text:p><text:p/><text:p>Connexion ou inscription </text:p></draw:text-box></draw:frame></text:p>
      <text:p text:style-name="P15"/>
      <text:p text:style-name="P15"/>
      <text:p text:style-name="P15"/>
      <text:p text:style-name="P15"/>
      <text:p text:style-name="P15"/>
      <text:p text:style-name="P15"/>
      <text:p text:style-name="P15"/>
      <text:p text:style-name="P15"><draw:frame text:anchor-type="paragraph" draw:z-index="22" draw:name="Forme4" draw:style-name="gr10" draw:text-style-name="P70" svg:width="4.924cm" svg:height="0.976cm" svg:x="11.153cm" svg:y="0.333cm"><draw:text-box><text:p><text:span text:style-name="T75">service_login.php</text:span></text:p><text:p><text:span text:style-name="T74">service_subscribe.php</text:span></text:p></draw:text-box></draw:frame></text:p>
      <text:p text:style-name="P15"/>
      <text:p text:style-name="P15"><draw:line text:anchor-type="paragraph" draw:z-index="13" draw:name="Forme3" draw:style-name="gr5" draw:text-style-name="P67" svg:x1="10.477cm" svg:y1="0.142cm" svg:x2="10.477cm" svg:y2="2.693cm"><text:p/></draw:line></text:p>
      <text:p text:style-name="P15"/>
      <text:p text:style-name="P15"/>
      <text:p text:style-name="P15"/>
      <text:p text:style-name="P15"/>
      <text:p text:style-name="P15"><draw:frame text:anchor-type="paragraph" draw:z-index="10" draw:name="Forme2" draw:style-name="gr4" draw:text-style-name="P66" svg:width="3.474cm" svg:height="4.432cm" svg:x="8.751cm" svg:y="0.258cm"><draw:text-box><text:p>showsubjects.php</text:p><text:p/><text:p>Affiche les sujets de discussion triés par catégoerie</text:p></draw:text-box></draw:frame></text:p>
      <text:p text:style-name="P15"/>
      <text:p text:style-name="P15"><draw:frame text:anchor-type="paragraph" draw:z-index="19" draw:name="Forme4" draw:style-name="gr7" draw:text-style-name="P69" svg:width="5.822cm" svg:height="4.384cm" svg:x="11.977cm" svg:y="0.4cm"><draw:text-box><text:p><text:span text:style-name="T71">Pour tous les users</text:span></text:p><text:p><text:span text:style-name="T72">service_create_subject.php</text:span></text:p><text:p><text:span text:style-name="T73"/></text:p><text:p><text:span text:style-name="T71">Seulement pour modérateur ou admin</text:span></text:p><text:p><text:span text:style-name="T74">service_close_subject.php</text:span></text:p><text:p><text:span text:style-name="T73"/></text:p><text:p><text:span text:style-name="T71">Seulement pour les admins</text:span></text:p><text:p><text:span text:style-name="T74">service_delete_subject.php</text:span></text:p></draw:text-box></draw:frame></text:p>
      <text:p text:style-name="P15"/>
      <text:p text:style-name="P15"/>
      <text:p text:style-name="P15"/>
      <text:p text:style-name="P15"/>
      <text:p text:style-name="P15"/>
      <text:p text:style-name="P15"/>
      <text:p text:style-name="P15"><draw:line text:anchor-type="paragraph" draw:z-index="14" draw:name="Forme8" draw:style-name="gr6" draw:text-style-name="P68" svg:x1="10.363cm" svg:y1="0.307cm" svg:x2="7.057cm" svg:y2="2.932cm"><text:p/></draw:line><draw:line text:anchor-type="paragraph" draw:z-index="15" draw:name="Forme6" draw:style-name="gr6" draw:text-style-name="P68" svg:x1="10.363cm" svg:y1="0.307cm" svg:x2="13.042cm" svg:y2="2.993cm"><text:p/></draw:line></text:p>
      <text:p text:style-name="P15"/>
      <text:p text:style-name="P15"/>
      <text:p text:style-name="P15"/>
      <text:p text:style-name="P15"/>
      <text:p text:style-name="P15"/>
      <text:p text:style-name="P15"><draw:frame text:anchor-type="paragraph" draw:z-index="11" draw:name="Forme2" draw:style-name="gr4" draw:text-style-name="P66" svg:width="3.352cm" svg:height="4.432cm" svg:x="5.14cm" svg:y="0.011cm"><draw:text-box><text:p>createpost.php</text:p><text:p/><text:p>Création d’un message dans lun sujet de discussion</text:p></draw:text-box></draw:frame><draw:frame text:anchor-type="paragraph" draw:z-index="12" draw:name="Forme2" draw:style-name="gr4" draw:text-style-name="P66" svg:width="2.945cm" svg:height="4.432cm" svg:x="11.287cm" svg:y="0.072cm"><draw:text-box><text:p>showposts.php</text:p><text:p/><text:p>Affiche tous les messages du sujet de discussion</text:p></draw:text-box></draw:frame></text:p>
      <text:p text:style-name="P15"/>
      <text:p text:style-name="P15"/>
      <text:p text:style-name="P15"/>
      <text:p text:style-name="P15"><draw:line text:anchor-type="paragraph" draw:z-index="16" draw:name="Forme6" draw:style-name="gr6" draw:text-style-name="P68" svg:x1="8.491cm" svg:y1="0.277cm" svg:x2="11.259cm" svg:y2="0.277cm"><text:p/></draw:line></text:p>
      <text:p text:style-name="P15"/>
      <text:p text:style-name="P15"/>
      <text:p text:style-name="P15"><draw:frame text:anchor-type="paragraph" draw:z-index="20" draw:name="Forme4" draw:style-name="gr8" draw:text-style-name="P70" svg:width="7.85cm" svg:height="2.924cm" svg:x="11.518cm" svg:y="0.483cm"><draw:text-box><text:p><text:span text:style-name="T71">Pour user auteur</text:span></text:p><text:p><text:span text:style-name="T75">service_create_post.php</text:span></text:p><text:p><text:span text:style-name="T75"/></text:p><text:p><text:span text:style-name="T71">Pour user auteur, moderateur et admin</text:span></text:p><text:p><text:span text:style-name="T75">service_update_post.php</text:span></text:p><text:p><text:span text:style-name="T75">service_delete_post.php</text:span></text:p></draw:text-box></draw:frame></text:p>
      <text:p text:style-name="P15"><draw:frame text:anchor-type="paragraph" draw:z-index="21" draw:name="Forme4" draw:style-name="gr9" draw:text-style-name="P70" svg:width="4.924cm" svg:height="0.62cm" svg:x="1.161cm" svg:y="0.104cm"><draw:text-box><text:p><text:span text:style-name="T75">service_create_post.php</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draw:frame text:anchor-type="paragraph" draw:z-index="24" draw:name="Forme4" draw:style-name="gr12" draw:text-style-name="P71" svg:width="4.924cm" svg:height="0.62cm" svg:x="14.326cm" svg:y="0.243cm"><draw:text-box><text:p text:style-name="P68"><text:span text:style-name="T75">login.php</text:span></text:p></draw:text-box></draw:frame></text:p>
      <text:p text:style-name="P15">Forum web-developper </text:p>
      <text:p text:style-name="P15"><text:span text:style-name="T40"/></text:p>
      <text:p text:style-name="P29">Déjà inscrit</text:p>
      <text:p text:style-name="Standard"/>
      <text:p text:style-name="Standard"><draw:control text:anchor-type="paragraph" draw:z-index="0" draw:name="Forme1" draw:style-name="gr1" draw:text-style-name="P65" svg:width="3.94cm" svg:height="0.736cm" svg:x="3.507cm" svg:y="0cm" draw:control="control1"/>Nom d’utilisateur : </text:p>
      <text:p text:style-name="Standard"/>
      <text:p text:style-name="Standard"><draw:control text:anchor-type="paragraph" draw:z-index="1" draw:name="Forme1" draw:style-name="gr1" draw:text-style-name="P65" svg:width="3.94cm" svg:height="0.736cm" svg:x="3.484cm" svg:y="0cm" draw:control="control2"/>Mot de passe  <text:s text:c="4"/>: </text:p>
      <text:p text:style-name="Standard"/>
      <text:p text:style-name="Standard"/>
      <text:p text:style-name="Standard"><text:span text:style-name="T1">Connectez-vous</text:span> (<text:span text:style-name="T62">service</text:span>_<text:span text:style-name="T62">login.php</text:span>) </text:p>
      <text:p text:style-name="Standard"/>
      <text:p text:style-name="P30"/>
      <text:p text:style-name="P30">Nouveau membre</text:p>
      <text:p text:style-name="P19"/>
      <text:p text:style-name="Standard"><draw:control text:anchor-type="paragraph" draw:z-index="17" draw:name="Forme1" draw:style-name="gr1" draw:text-style-name="P65" svg:width="3.94cm" svg:height="0.736cm" svg:x="3.507cm" svg:y="0cm" draw:control="control10"/>Nom d’utilisateur : </text:p>
      <text:p text:style-name="Standard"/>
      <text:p text:style-name="P23"><draw:control text:anchor-type="paragraph" draw:z-index="18" draw:name="Forme1" draw:style-name="gr1" draw:text-style-name="P65" svg:width="3.94cm" svg:height="0.736cm" svg:x="3.484cm" svg:y="0cm" draw:control="control11"/>Mot de passe  <text:s text:c="4"/>:</text:p>
      <text:p text:style-name="P23"><draw:control text:anchor-type="paragraph" draw:z-index="8" draw:name="Forme1" draw:style-name="gr1" draw:text-style-name="P65" svg:width="3.94cm" svg:height="0.736cm" svg:x="6.085cm" svg:y="0.452cm" draw:control="control9"/></text:p>
      <text:p text:style-name="P19"><text:span text:style-name="T63">Confirmation du mot de passe : </text:span><text:s text:c="37"/>(resaisie du mot de passe pour le vérifier)</text:p>
      <text:p text:style-name="P15"/>
      <text:p text:style-name="P15"/>
      <text:p text:style-name="P28"><text:span text:style-name="T1">inscrivez-vous</text:span><text:span text:style-name="T5"> (f</text:span><text:span text:style-name="T14">service_subscribe.php</text:span><text:span text:style-name="T5">)</text:span></text:p>
      <text:p text:style-name="P64"><draw:frame text:anchor-type="paragraph" draw:z-index="25" draw:name="Forme4" draw:style-name="gr12" draw:text-style-name="P71" svg:width="4.924cm" svg:height="0.62cm" svg:x="14.326cm" svg:y="0.374cm"><draw:text-box><text:p text:style-name="P68"><text:span text:style-name="T75">showsubjects.php</text:span></text:p></draw:text-box></draw:frame><text:span text:style-name="T70">Membre connecté : Admin – Pierre</text:span></text:p>
      <text:p text:style-name="P31"><text:span text:style-name="T3">Deconnexion</text:span><text:span text:style-name="T42"> (retour ver login.php)</text:span></text:p>
      <text:p text:style-name="P56"/>
      <text:p text:style-name="P32"><text:span text:style-name="T59">Liste des sujets de discussion</text:span><text:span text:style-name="T57"> </text:span></text:p>
      <text:p text:style-name="P37"/>
      <text:p text:style-name="P33"><text:span text:style-name="T64">Catégorie :</text:span><text:span text:style-name="T40"> </text:span><text:span text:style-name="T32">Langage</text:span></text:p>
      <text:p text:style-name="P20"/>
      <text:p text:style-name="P6"><text:span text:style-name="T6">Sujets <text:s/><text:tab/><text:tab/>Date création </text:span><text:span text:style-name="T21"><text:tab/></text:span><text:span text:style-name="T6">Nom du créateur<text:tab/>Nb </text:span><text:span text:style-name="T11">posts</text:span><text:span text:style-name="T6"><text:tab/></text:span><text:span text:style-name="T12">Dernier </text:span><text:span text:style-name="T13">posts User et heure</text:span></text:p>
      <text:p text:style-name="P20">(Slabel) <text:tab/><text:tab/>(Sdate)<text:tab/><text:tab/>(username)<text:tab/><text:tab/>(Snbposts)<text:tab/><text:span text:style-name="T69">(requete)</text:span></text:p>
      <text:p text:style-name="P20"/>
      <text:p text:style-name="P6"><text:span text:style-name="T6">PHP syntaxe<text:tab/><text:tab/>22/01/2018<text:tab/><text:tab/>Pierre<text:tab/><text:tab/> <text:s text:c="4"/><text:tab/>4<text:tab/><text:tab/></text:span><text:span text:style-name="T45">Voir</text:span><text:span text:style-name="T6"> </text:span><text:span text:style-name="T49">Clore</text:span><text:span text:style-name="T11"> </text:span><text:span text:style-name="T48">Supprimer</text:span></text:p>
      <text:p text:style-name="P8"><text:span text:style-name="T6">PHP objets<text:tab/><text:tab/>22/01/2018<text:tab/><text:tab/>Paul<text:tab/><text:tab/> <text:s text:c="4"/><text:tab/>0<text:tab/><text:tab/></text:span><text:span text:style-name="T45">Voir </text:span><text:span text:style-name="T49">Clore</text:span><text:span text:style-name="T6"> </text:span><text:span text:style-name="T48">Supprimer</text:span></text:p>
      <text:p text:style-name="P8"><text:span text:style-name="T6">GULP<text:tab/><text:tab/><text:tab/>23/01/2018<text:tab/><text:tab/>Bernard<text:tab/><text:tab/>3<text:tab/><text:tab/></text:span><text:span text:style-name="T45">Voir</text:span><text:span text:style-name="T6"> </text:span><text:span text:style-name="T49">Clore </text:span><text:span text:style-name="T48">Supprimer</text:span></text:p>
      <text:p text:style-name="P61"><text:span text:style-name="T48">C</text:span><text:span text:style-name="T45">réer un sujet de discussion</text:span></text:p>
      <text:p text:style-name="P8"><text:span text:style-name="T48"/></text:p>
      <text:p text:style-name="P53"><text:span text:style-name="T43">Catégorie : </text:span><text:span text:style-name="T44">Framework</text:span></text:p>
      <text:p text:style-name="P53"><text:span text:style-name="T44"/></text:p>
      <text:p text:style-name="P60"><text:span text:style-name="T6">Sujets <text:s/><text:tab/><text:tab/>Date création </text:span><text:span text:style-name="T21"><text:tab/></text:span><text:span text:style-name="T6">Nom du créateur<text:tab/>Nb </text:span><text:span text:style-name="T11">posts</text:span><text:span text:style-name="T6"><text:tab/></text:span><text:span text:style-name="T12">Dernier </text:span><text:span text:style-name="T13">posts User et heure</text:span></text:p>
      <text:p text:style-name="P45">(Slabel) <text:tab/><text:tab/>(Sdate)<text:tab/><text:tab/>(username)<text:tab/><text:tab/>(Snbposts)<text:tab/><text:span text:style-name="T69">(requete)</text:span></text:p>
      <text:p text:style-name="P44"/>
      <text:p text:style-name="P59"><text:span text:style-name="T12">Wordpress<text:tab/></text:span><text:span text:style-name="T6"><text:tab/>22/01/2018<text:tab/><text:tab/>Pierre<text:tab/><text:tab/> <text:s text:c="4"/><text:tab/>4<text:tab/><text:tab/></text:span><text:span text:style-name="T45">Voir</text:span><text:span text:style-name="T6"> </text:span><text:span text:style-name="T49">Clore</text:span><text:span text:style-name="T11"> </text:span><text:span text:style-name="T48">Supprimer</text:span></text:p>
      <text:p text:style-name="P59"><text:span text:style-name="T12">Magento</text:span><text:span text:style-name="T6"><text:tab/><text:tab/>22/01/2018<text:tab/><text:tab/>Paul<text:tab/><text:tab/> <text:s text:c="4"/><text:tab/>0<text:tab/><text:tab/></text:span><text:span text:style-name="T45">Voir </text:span><text:span text:style-name="T49">Clore</text:span><text:span text:style-name="T6"> </text:span><text:span text:style-name="T48">Supprimer</text:span></text:p>
      <text:p text:style-name="P61"><text:span text:style-name="T48">C</text:span><text:span text:style-name="T45">réer un sujet de discussion</text:span></text:p>
      <text:p text:style-name="P13"><text:span text:style-name="T35">Voir </text:span><text:span text:style-name="T33">sujet</text:span></text:p>
      <text:p text:style-name="P13"><text:span text:style-name="T16">(</text:span><text:span text:style-name="T20">showposts</text:span><text:span text:style-name="T16">.php</text:span><text:span text:style-name="T20">)</text:span></text:p>
      <text:p text:style-name="P46"/>
      <text:p text:style-name="P11"><text:span text:style-name="T34">Clore </text:span><text:span text:style-name="T33">sujet</text:span></text:p>
      <text:p text:style-name="P11"><text:span text:style-name="T16">(service_</text:span><text:span text:style-name="T17">close</text:span><text:span text:style-name="T16">_subject.php </text:span></text:p>
      <text:p text:style-name="P42">uniquement pour </text:p>
      <text:p text:style-name="P12"><text:span text:style-name="T16">les </text:span><text:span text:style-name="T18">modérateurs et les </text:span><text:span text:style-name="T16">admins)</text:span></text:p>
      <text:p text:style-name="P57"/>
      <text:p text:style-name="P47">Supprimer sujet</text:p>
      <text:p text:style-name="P43">(service_delete_subject.php </text:p>
      <text:p text:style-name="P43">uniquement pour les admins)</text:p>
      <text:p text:style-name="P48">Créer un nouveau sujet</text:p>
      <text:p text:style-name="P21">Sujet  :</text:p>
      <text:p text:style-name="P7"><text:span text:style-name="T21"><text:s/></text:span><text:span text:style-name="T21"><draw:control text:anchor-type="as-char" draw:z-index="23" draw:name="Forme1" draw:style-name="gr11" draw:text-style-name="P65" svg:width="18.836cm" svg:height="1.83cm" draw:control="control12"/></text:span></text:p>
      <text:p text:style-name="P25"/>
      <text:p text:style-name="P14"><text:span text:style-name="T53">Valider</text:span><text:span text:style-name="T51"> l</text:span><text:span text:style-name="T53">a création du </text:span><text:span text:style-name="T51">s</text:span><text:span text:style-name="T52">ujet de discussion</text:span><text:span text:style-name="T15"> (</text:span><text:span text:style-name="T17">create</text:span><text:span text:style-name="T19">post</text:span><text:span text:style-name="T17">.php</text:span><text:span text:style-name="T15"> pour tous les users</text:span><text:span text:style-name="T19">)</text:span></text:p>
      <text:p text:style-name="P14"><text:span text:style-name="T56">Annuler</text:span><text:span text:style-name="T19"> (</text:span><text:span text:style-name="T16">retour vers showsubjects.php</text:span><text:span text:style-name="T15">)</text:span></text:p>
      <text:p text:style-name="P20"/>
      <text:p text:style-name="P19"/>
      <text:p text:style-name="P19"/>
      <text:p text:style-name="P19"/>
      <text:p text:style-name="P19"/>
      <text:p text:style-name="P19"/>
      <text:p text:style-name="P19"/>
      <text:p text:style-name="P19"/>
      <text:p text:style-name="P19"/>
      <text:p text:style-name="P19"/>
      <text:p text:style-name="P19"/>
      <text:p text:style-name="P40"/>
      <text:p text:style-name="P54"/>
      <text:p text:style-name="P62"><draw:frame text:anchor-type="paragraph" draw:z-index="26" draw:name="Forme4" draw:style-name="gr12" draw:text-style-name="P71" svg:width="4.924cm" svg:height="0.62cm" svg:x="14.238cm" svg:y="0.233cm"><draw:text-box><text:p text:style-name="P68"><text:span text:style-name="T75">createpost.php</text:span></text:p></draw:text-box></draw:frame>Membre connecté : Admin – Pierre</text:p>
      <text:p text:style-name="P9"><text:span text:style-name="T66">Deconnexion</text:span><text:span text:style-name="T15"> (retour ver login.php)</text:span></text:p>
      <text:p text:style-name="P52"/>
      <text:p text:style-name="P17"><text:span text:style-name="T18">Creation</text:span><text:span text:style-name="T17"> d’</text:span><text:span text:style-name="T18">un</text:span><text:span text:style-name="T17"> </text:span><text:span text:style-name="T18">message </text:span></text:p>
      <text:p text:style-name="P51"/>
      <text:p text:style-name="P49">Catégorie : Langage</text:p>
      <text:p text:style-name="P51"/>
      <text:p text:style-name="P1"><text:span text:style-name="T6">Sujet<text:tab/> <text:tab/><text:tab/>Date création </text:span><text:span text:style-name="T21"><text:tab/></text:span><text:span text:style-name="T6">Nom du créateur <text:tab/>Nb posts </text:span></text:p>
      <text:p text:style-name="P19">PHP syntaxe<text:tab/><text:tab/>22/01/2018<text:tab/><text:tab/>Pierre<text:tab/><text:tab/> <text:s text:c="4"/><text:tab/>4</text:p>
      <text:p text:style-name="P19"/>
      <text:p text:style-name="P1"><text:span text:style-name="T21">Titre <text:s text:c="2"/> : </text:span><text:span text:style-name="T21"><draw:control text:anchor-type="as-char" svg:y="-0.399cm" draw:z-index="6" draw:name="Forme1" draw:style-name="gr3" draw:text-style-name="P65" svg:width="18.844cm" svg:height="2.026cm" draw:control="control7"/></text:span></text:p>
      <text:p text:style-name="P19"/>
      <text:p text:style-name="P1"><text:span text:style-name="T21">Texte <text:s/> : </text:span><text:span text:style-name="T21"><draw:control text:anchor-type="as-char" svg:y="-0.552cm" draw:z-index="7" draw:name="Forme1" draw:style-name="gr3" draw:text-style-name="P65" svg:width="18.873cm" svg:height="7.25cm" draw:control="control8"/></text:span></text:p>
      <text:p text:style-name="P19"/>
      <text:p text:style-name="P18"><text:span text:style-name="T41">Envoyer message</text:span><text:span text:style-name="T21"> (service_create_post.php </text:span><text:span text:style-name="T29">puis retour vers showposts.</text:span><text:span text:style-name="T30">php</text:span><text:span text:style-name="T21">)</text:span></text:p>
      <text:p text:style-name="P18"><text:span text:style-name="T41">Annuler message</text:span><text:span text:style-name="T37"> </text:span><text:span text:style-name="T60">(retour vers showposts.php</text:span><text:span text:style-name="T61"> ou vers showsubjects si création de sujet</text:span><text:span text:style-name="T60">)</text:span></text:p>
      <text:p text:style-name="P63"><draw:frame text:anchor-type="paragraph" draw:z-index="27" draw:name="Forme4" draw:style-name="gr12" draw:text-style-name="P71" svg:width="4.924cm" svg:height="0.62cm" svg:x="14.238cm" svg:y="0.249cm"><draw:text-box><text:p text:style-name="P68"><text:span text:style-name="T75">showposts.php</text:span></text:p></draw:text-box></draw:frame>Membre connecté : Admin – Pierre</text:p>
      <text:p text:style-name="P10"><text:span text:style-name="T38">Deconnexion</text:span><text:span text:style-name="T15"> (retour ver login.php)</text:span></text:p>
      <text:p text:style-name="P50"/>
      <text:p text:style-name="P27"><text:span text:style-name="T39">Liste d</text:span><text:span text:style-name="T36">es messages </text:span></text:p>
      <text:p text:style-name="P19"/>
      <text:p text:style-name="P26"><text:span text:style-name="T67">Catégorie : Langage </text:span>Sujet : PHP syntaxe <text:span text:style-name="T68">crée le </text:span>22/01/201<text:span text:style-name="T68">8 par </text:span>Pierr<text:span text:style-name="T68">e</text:span></text:p>
      <text:p text:style-name="P23"/>
      <text:p text:style-name="P23"><draw:control text:anchor-type="paragraph" draw:z-index="2" draw:name="Forme1" draw:style-name="gr2" draw:text-style-name="P65" svg:width="19.483cm" svg:height="2.026cm" svg:x="0.593cm" svg:y="0.455cm" draw:control="control3"/>Posté par <text:s/>Username <text:s/>le Pdate </text:p>
      <text:p text:style-name="P23"/>
      <text:p text:style-name="P23"/>
      <text:p text:style-name="P23"/>
      <text:p text:style-name="P23"/>
      <text:p text:style-name="P23"><draw:control text:anchor-type="paragraph" draw:z-index="4" draw:name="Forme1" draw:style-name="gr2" draw:text-style-name="P65" svg:width="19.372cm" svg:height="7.25cm" svg:x="0.601cm" svg:y="0.118cm" draw:control="control5"/></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text:span text:style-name="T46">Modifier</text:span><text:span text:style-name="T45"> le message</text:span><text:span text:style-name="T6"> </text:span><text:span text:style-name="T21">(</text:span><text:span text:style-name="T29">service_</text:span><text:span text:style-name="T22">update_</text:span><text:span text:style-name="T21">post.php pour auteur </text:span><text:span text:style-name="T22">user</text:span><text:span text:style-name="T21">)</text:span></text:p>
      <text:p text:style-name="P4"><text:span text:style-name="T45">Supprimer le message</text:span><text:span text:style-name="T6"> </text:span><text:span text:style-name="T21">(service_delete_post.php pour auteur </text:span><text:span text:style-name="T22">user</text:span><text:span text:style-name="T21"> et admins et modérateurs seulement)</text:span></text:p>
      <text:p text:style-name="P36"/>
      <text:p text:style-name="P19">Posté par Username le Pdate</text:p>
      <text:p text:style-name="P23"><draw:control text:anchor-type="paragraph" draw:z-index="5" draw:name="Forme1" draw:style-name="gr2" draw:text-style-name="P65" svg:width="19.483cm" svg:height="2.026cm" svg:x="0.593cm" svg:y="0.455cm" draw:control="control6"/></text:p>
      <text:p text:style-name="P23"/>
      <text:p text:style-name="P23"/>
      <text:p text:style-name="P23"/>
      <text:p text:style-name="P23"/>
      <text:p text:style-name="P23"><draw:control text:anchor-type="paragraph" draw:z-index="3" draw:name="Forme1" draw:style-name="gr2" draw:text-style-name="P65" svg:width="19.439cm" svg:height="7.25cm" svg:x="0.637cm" svg:y="0.118cm" draw:control="control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pan text:style-name="T46">Modifier</text:span><text:span text:style-name="T47"> le message</text:span><text:span text:style-name="T7"> </text:span><text:span text:style-name="T23">(</text:span><text:span text:style-name="T28">service_</text:span><text:span text:style-name="T22">update_</text:span><text:span text:style-name="T23">post.php pour auteur </text:span><text:span text:style-name="T22">user</text:span><text:span text:style-name="T23">)</text:span></text:p>
      <text:p text:style-name="P1"><text:span text:style-name="T45">Supprimer le message</text:span><text:span text:style-name="T6"> </text:span><text:span text:style-name="T21">(service_delete_post.php pour auteur </text:span><text:span text:style-name="T22">user</text:span><text:span text:style-name="T21"> et admins et modérateurs seulement)</text:span></text:p>
      <text:p text:style-name="Horizontal_20_Line"/>
      <text:p text:style-name="P1"><text:span text:style-name="T45">Ajouter un message</text:span><text:span text:style-name="T21"> (</text:span><text:span text:style-name="T28">create</text:span><text:span text:style-name="T21">post.php pour tous les users)</text:span></text:p>
      <text:p text:style-name="P16"><text:span text:style-name="T41">Liste des sujets de discussion</text:span><text:span text:style-name="T21"> (</text:span><text:span text:style-name="T28">showsubjects</text:span><text:span text:style-name="T21">.php pour tous les users)</text:span></text:p>
      <text:p text:style-name="P2"><text:span text:style-name="T21">voir page </text:span><text:span text:style-name="T54">1</text:span><text:span text:style-name="T21"> </text:span><text:span text:style-name="T54">2</text:span><text:span text:style-name="T21"> ...N</text:span></text:p>
      <text:p text:style-name="P35">255 caractères</text:p>
      <text:p text:style-name="P23"/>
      <text:p text:style-name="P23">Lorem ipsum dolor sit amet, consectetur adipiscing elit. Sed turpis neque, egestas et eros et, interdum molestie purus. Pellentesque accumsan fringilla lectus, nec mollis massa. Curabitur placerat diam mi, a fringilla neque semper a. Duis accumsan, dui a.</text:p>
      <text:p text:style-name="P23"/>
      <text:p text:style-name="P23"/>
      <text:p text:style-name="P23">1000 caractères</text:p>
      <text:p text:style-name="P23"/>
      <text:p text:style-name="P23">Lorem ipsum dolor sit amet, consectetur adipiscing elit. Morbi eleifend massa ut purus lobortis, vitae auctor dolor elementum. Suspendisse potenti. Integer iaculis quis dolor sit amet sodales. Vestibulum ante ipsum primis in faucibus orci luctus et ultrices posuere cubilia Curae; Maecenas eget lacus lacinia, sollicitudin sem dignissim, sagittis nulla. Vestibulum sed velit ac metus lacinia vehicula. Phasellus at sapien eget tellus eleifend dapibus et et elit. Nulla facilisi. Suspendisse ultricies justo et cursus condimentum. Vestibulum turpis leo, fermentum eu sapien ac, ultrices consectetur mi. Nunc vitae ante placerat, finibus lectus et, facilisis lorem. Nulla egestas viverra dolor vitae consectetur. Lorem ipsum dolor sit amet, consectetur adipiscing elit. Quisque congue felis posuere tellus placerat, ut condimentum ipsum dapibus.Duis nec semper diam, a feugiat ante. Sed venenatis congue risus. Phasellus faucibus tempor lorem, nec vulputate magna porta et. Etiam non nisl ut mi posuere</text:p>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cm" fo:margin-bottom="0.7cm" fo:margin-left="0.7cm" fo:margin-right="0.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05:32.715000000</meta:creation-date>
    <dc:date>2018-01-28T11:46:41.420000000</dc:date>
    <meta:editing-duration>PT2H14M26S</meta:editing-duration>
    <meta:editing-cycles>62</meta:editing-cycles>
    <meta:generator>LibreOffice/5.4.4.2$Windows_X86_64 LibreOffice_project/2524958677847fb3bb44820e40380acbe820f960</meta:generator>
    <meta:print-date>2018-01-28T11:46:48.115000000</meta:print-date>
    <meta:document-statistic meta:table-count="0" meta:image-count="0" meta:object-count="0" meta:page-count="6" meta:paragraph-count="68" meta:word-count="516" meta:character-count="3729" meta:non-whitespace-character-count="3131"/>
  </office:meta>
</office:document-meta>
</file>